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META-INF/documentsignatures.xml><?xml version="1.0" encoding="utf-8"?>
<document-signatures xmlns="urn:oasis:names:tc:opendocument:xmlns:digitalsignature:1.0">
  <ds:Signature xmlns:ds="http://www.w3.org/2000/09/xmldsig#" Id="id-321be0bb8f4623a9af9507cc9b61ded7">
    <ds:SignedInfo>
      <ds:CanonicalizationMethod Algorithm="http://www.w3.org/TR/2001/REC-xml-c14n-20010315"/>
      <ds:SignatureMethod Algorithm="http://www.w3.org/2001/04/xmldsig-more#rsa-sha256"/>
      <ds:Reference Id="r-id-321be0bb8f4623a9af9507cc9b61ded7-1" URI="mimetype">
        <ds:DigestMethod Algorithm="http://www.w3.org/2001/04/xmlenc#sha256"/>
        <ds:DigestValue>cU2+NwsKcGNmkhfZGyh1Zv6Lq7yFmbYpskR2/4G4NZM=</ds:DigestValue>
      </ds:Reference>
      <ds:Reference Id="r-id-321be0bb8f4623a9af9507cc9b61ded7-2" URI="ObjectReplacements/Object%201">
        <ds:DigestMethod Algorithm="http://www.w3.org/2001/04/xmlenc#sha256"/>
        <ds:DigestValue>bX+yzNn6xzTpRzZ4vF0mNYCkBdu1VSNEzD60x6vvExk=</ds:DigestValue>
      </ds:Reference>
      <ds:Reference Id="r-id-321be0bb8f4623a9af9507cc9b61ded7-3" URI="Object%201/meta.xml">
        <ds:DigestMethod Algorithm="http://www.w3.org/2001/04/xmlenc#sha256"/>
        <ds:DigestValue>Kiw3hhQ1Ei1HO/tRjNCuqoCF1gmBxAJzizKEpx6UWeU=</ds:DigestValue>
      </ds:Reference>
      <ds:Reference Id="r-id-321be0bb8f4623a9af9507cc9b61ded7-4" URI="Object%201/styles.xml">
        <ds:DigestMethod Algorithm="http://www.w3.org/2001/04/xmlenc#sha256"/>
        <ds:DigestValue>JdNDJqpgMToFvQ1dLd4TrhnNTbO2RPoJcyh7UAO/gsk=</ds:DigestValue>
      </ds:Reference>
      <ds:Reference Id="r-id-321be0bb8f4623a9af9507cc9b61ded7-5" URI="Object%201/content.xml">
        <ds:DigestMethod Algorithm="http://www.w3.org/2001/04/xmlenc#sha256"/>
        <ds:DigestValue>jL9pV86DPqUjvuNNkw6JzeJ0TpFPCD21ZeIK6sJBz7w=</ds:DigestValue>
      </ds:Reference>
      <ds:Reference Id="r-id-321be0bb8f4623a9af9507cc9b61ded7-6" URI="Configurations2/toolpanel/testDoc.txt">
        <ds:DigestMethod Algorithm="http://www.w3.org/2001/04/xmlenc#sha256"/>
        <ds:DigestValue>47DEQpj8HBSa+/TImW+5JCeuQeRkm5NMpJWZG3hSuFU=</ds:DigestValue>
      </ds:Reference>
      <ds:Reference Id="r-id-321be0bb8f4623a9af9507cc9b61ded7-7" URI="manifest.rdf">
        <ds:DigestMethod Algorithm="http://www.w3.org/2001/04/xmlenc#sha256"/>
        <ds:DigestValue>rrKXmEsmowvZom8wSzm8fZGiZFdJs1578/RMS5UR3HU=</ds:DigestValue>
      </ds:Reference>
      <ds:Reference Id="r-id-321be0bb8f4623a9af9507cc9b61ded7-8" URI="styles.xml">
        <ds:DigestMethod Algorithm="http://www.w3.org/2001/04/xmlenc#sha256"/>
        <ds:DigestValue>IbqlsBvGK7mL3nHSK+8AYN+8JmYs1LaAi+PpbVV5vxA=</ds:DigestValue>
      </ds:Reference>
      <ds:Reference Id="r-id-321be0bb8f4623a9af9507cc9b61ded7-9" URI="meta.xml">
        <ds:DigestMethod Algorithm="http://www.w3.org/2001/04/xmlenc#sha256"/>
        <ds:DigestValue>T3nSCuFfqrxabuDnI892VmBcej/sEeKIGpEMWPjxIYY=</ds:DigestValue>
      </ds:Reference>
      <ds:Reference Id="r-id-321be0bb8f4623a9af9507cc9b61ded7-10" URI="settings.xml">
        <ds:DigestMethod Algorithm="http://www.w3.org/2001/04/xmlenc#sha256"/>
        <ds:DigestValue>16+3OQGkwFWiWWbv32XTQx8fe+oFu7InrgeKohZvua8=</ds:DigestValue>
      </ds:Reference>
      <ds:Reference Id="r-id-321be0bb8f4623a9af9507cc9b61ded7-11" URI="content.xml">
        <ds:DigestMethod Algorithm="http://www.w3.org/2001/04/xmlenc#sha256"/>
        <ds:DigestValue>NANh7vWBS6XI/q60u//6nEj4Swmrix2XkLO3hxYQ1b8=</ds:DigestValue>
      </ds:Reference>
      <ds:Reference Id="r-id-321be0bb8f4623a9af9507cc9b61ded7-12" URI="Pictures/100000000000038400000258E331076C3FB00812.jpg">
        <ds:DigestMethod Algorithm="http://www.w3.org/2001/04/xmlenc#sha256"/>
        <ds:DigestValue>pozaeiUvOeZGz9deTago8tQ4KMTs3owwaaJKGLyA5mo=</ds:DigestValue>
      </ds:Reference>
      <ds:Reference Id="r-id-321be0bb8f4623a9af9507cc9b61ded7-13" URI="Thumbnails/thumbnail.png">
        <ds:DigestMethod Algorithm="http://www.w3.org/2001/04/xmlenc#sha256"/>
        <ds:DigestValue>qxD8JHcvozJ6GykXLfbCneFFmSLhcFRPRunq8UTTE58=</ds:DigestValue>
      </ds:Reference>
      <ds:Reference Id="r-id-321be0bb8f4623a9af9507cc9b61ded7-14" URI="META-INF/manifest.xml">
        <ds:DigestMethod Algorithm="http://www.w3.org/2001/04/xmlenc#sha256"/>
        <ds:DigestValue>KN+10L1Y8ZSWAaM4GkhS2l0EPu784LuHVtfa2orLbsw=</ds:DigestValue>
      </ds:Reference>
      <ds:Reference Type="http://uri.etsi.org/01903#SignedProperties" URI="#xades-id-321be0bb8f4623a9af9507cc9b61ded7">
        <ds:Transforms>
          <ds:Transform Algorithm="http://www.w3.org/TR/2001/REC-xml-c14n-20010315"/>
        </ds:Transforms>
        <ds:DigestMethod Algorithm="http://www.w3.org/2001/04/xmlenc#sha256"/>
        <ds:DigestValue>XTZfmM0s5JCnU5XX/kD/6DtEFXz6v2yQ9D7QGK0pMJ0=</ds:DigestValue>
      </ds:Reference>
    </ds:SignedInfo>
    <ds:SignatureValue Id="value-id-321be0bb8f4623a9af9507cc9b61ded7">hquS5HjQGsH2TgUQav5heYpDwPBjiTqFORuc81Z3UGkHC8h3nC0snu8IgyldxS9OR+g2gGUQB/Mvhw7sonuKoUewRAYF84CYE5Pkxr2rkABFGrWImVChsobzew/QKPrtqUPcOF5NBzItQeT9hnlkMbKTgiEx9TDEpLYD74bCx4ao3UKFpdRJBUgMeJc2DscOo5RodY4PM7JPbTUmMBUoXJgnYIzYL3mnkoZYhy4s8lBsZZJo92Vt4JiIMs9q8XWQxs4qg9rXZE1MsIWz+zJlbofOLPqazmamtwCiYSB8BlgTf+90/B4DtFFLl0GtQhJrJUoIjaCAkzeyOSTAnNFAlw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321be0bb8f4623a9af9507cc9b61ded7">
        <xades:SignedProperties Id="xades-id-321be0bb8f4623a9af9507cc9b61ded7">
          <xades:SignedSignatureProperties>
            <xades:SigningTime>2019-08-26T13:02:54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321be0bb8f4623a9af9507cc9b61ded7-1">
              <xades:MimeType>application/octet-stream</xades:MimeType>
            </xades:DataObjectFormat>
            <xades:DataObjectFormat ObjectReference="#r-id-321be0bb8f4623a9af9507cc9b61ded7-2">
              <xades:MimeType>application/octet-stream</xades:MimeType>
            </xades:DataObjectFormat>
            <xades:DataObjectFormat ObjectReference="#r-id-321be0bb8f4623a9af9507cc9b61ded7-3">
              <xades:MimeType>text/xml</xades:MimeType>
            </xades:DataObjectFormat>
            <xades:DataObjectFormat ObjectReference="#r-id-321be0bb8f4623a9af9507cc9b61ded7-4">
              <xades:MimeType>text/xml</xades:MimeType>
            </xades:DataObjectFormat>
            <xades:DataObjectFormat ObjectReference="#r-id-321be0bb8f4623a9af9507cc9b61ded7-5">
              <xades:MimeType>text/xml</xades:MimeType>
            </xades:DataObjectFormat>
            <xades:DataObjectFormat ObjectReference="#r-id-321be0bb8f4623a9af9507cc9b61ded7-6">
              <xades:MimeType>text/plain</xades:MimeType>
            </xades:DataObjectFormat>
            <xades:DataObjectFormat ObjectReference="#r-id-321be0bb8f4623a9af9507cc9b61ded7-7">
              <xades:MimeType>application/octet-stream</xades:MimeType>
            </xades:DataObjectFormat>
            <xades:DataObjectFormat ObjectReference="#r-id-321be0bb8f4623a9af9507cc9b61ded7-8">
              <xades:MimeType>text/xml</xades:MimeType>
            </xades:DataObjectFormat>
            <xades:DataObjectFormat ObjectReference="#r-id-321be0bb8f4623a9af9507cc9b61ded7-9">
              <xades:MimeType>text/xml</xades:MimeType>
            </xades:DataObjectFormat>
            <xades:DataObjectFormat ObjectReference="#r-id-321be0bb8f4623a9af9507cc9b61ded7-10">
              <xades:MimeType>text/xml</xades:MimeType>
            </xades:DataObjectFormat>
            <xades:DataObjectFormat ObjectReference="#r-id-321be0bb8f4623a9af9507cc9b61ded7-11">
              <xades:MimeType>text/xml</xades:MimeType>
            </xades:DataObjectFormat>
            <xades:DataObjectFormat ObjectReference="#r-id-321be0bb8f4623a9af9507cc9b61ded7-12">
              <xades:MimeType>image/jpeg</xades:MimeType>
            </xades:DataObjectFormat>
            <xades:DataObjectFormat ObjectReference="#r-id-321be0bb8f4623a9af9507cc9b61ded7-13">
              <xades:MimeType>image/png</xades:MimeType>
            </xades:DataObjectFormat>
            <xades:DataObjectFormat ObjectReference="#r-id-321be0bb8f4623a9af9507cc9b61ded7-14">
              <xades:MimeType>text/xml</xades:MimeType>
            </xades:DataObjectFormat>
          </xades:SignedDataObjectProperties>
        </xades:SignedProperties>
      </xades:QualifyingProperties>
    </ds:Object>
  </ds:Signature>
  <ds:Signature xmlns:ds="http://www.w3.org/2000/09/xmldsig#" Id="id-0f89a8403fe345330a07f9abdbc18ab6">
    <ds:SignedInfo>
      <ds:CanonicalizationMethod Algorithm="http://www.w3.org/TR/2001/REC-xml-c14n-20010315"/>
      <ds:SignatureMethod Algorithm="http://www.w3.org/2001/04/xmldsig-more#rsa-sha256"/>
      <ds:Reference Id="r-id-0f89a8403fe345330a07f9abdbc18ab6-1" URI="mimetype">
        <ds:DigestMethod Algorithm="http://www.w3.org/2001/04/xmlenc#sha256"/>
        <ds:DigestValue>cU2+NwsKcGNmkhfZGyh1Zv6Lq7yFmbYpskR2/4G4NZM=</ds:DigestValue>
      </ds:Reference>
      <ds:Reference Id="r-id-0f89a8403fe345330a07f9abdbc18ab6-2" URI="ObjectReplacements/Object%201">
        <ds:DigestMethod Algorithm="http://www.w3.org/2001/04/xmlenc#sha256"/>
        <ds:DigestValue>bX+yzNn6xzTpRzZ4vF0mNYCkBdu1VSNEzD60x6vvExk=</ds:DigestValue>
      </ds:Reference>
      <ds:Reference Id="r-id-0f89a8403fe345330a07f9abdbc18ab6-3" URI="Object%201/meta.xml">
        <ds:DigestMethod Algorithm="http://www.w3.org/2001/04/xmlenc#sha256"/>
        <ds:DigestValue>Kiw3hhQ1Ei1HO/tRjNCuqoCF1gmBxAJzizKEpx6UWeU=</ds:DigestValue>
      </ds:Reference>
      <ds:Reference Id="r-id-0f89a8403fe345330a07f9abdbc18ab6-4" URI="Object%201/styles.xml">
        <ds:DigestMethod Algorithm="http://www.w3.org/2001/04/xmlenc#sha256"/>
        <ds:DigestValue>JdNDJqpgMToFvQ1dLd4TrhnNTbO2RPoJcyh7UAO/gsk=</ds:DigestValue>
      </ds:Reference>
      <ds:Reference Id="r-id-0f89a8403fe345330a07f9abdbc18ab6-5" URI="Object%201/content.xml">
        <ds:DigestMethod Algorithm="http://www.w3.org/2001/04/xmlenc#sha256"/>
        <ds:DigestValue>jL9pV86DPqUjvuNNkw6JzeJ0TpFPCD21ZeIK6sJBz7w=</ds:DigestValue>
      </ds:Reference>
      <ds:Reference Id="r-id-0f89a8403fe345330a07f9abdbc18ab6-6" URI="Configurations2/toolpanel/testDoc.txt">
        <ds:DigestMethod Algorithm="http://www.w3.org/2001/04/xmlenc#sha256"/>
        <ds:DigestValue>47DEQpj8HBSa+/TImW+5JCeuQeRkm5NMpJWZG3hSuFU=</ds:DigestValue>
      </ds:Reference>
      <ds:Reference Id="r-id-0f89a8403fe345330a07f9abdbc18ab6-7" URI="manifest.rdf">
        <ds:DigestMethod Algorithm="http://www.w3.org/2001/04/xmlenc#sha256"/>
        <ds:DigestValue>rrKXmEsmowvZom8wSzm8fZGiZFdJs1578/RMS5UR3HU=</ds:DigestValue>
      </ds:Reference>
      <ds:Reference Id="r-id-0f89a8403fe345330a07f9abdbc18ab6-8" URI="styles.xml">
        <ds:DigestMethod Algorithm="http://www.w3.org/2001/04/xmlenc#sha256"/>
        <ds:DigestValue>IbqlsBvGK7mL3nHSK+8AYN+8JmYs1LaAi+PpbVV5vxA=</ds:DigestValue>
      </ds:Reference>
      <ds:Reference Id="r-id-0f89a8403fe345330a07f9abdbc18ab6-9" URI="meta.xml">
        <ds:DigestMethod Algorithm="http://www.w3.org/2001/04/xmlenc#sha256"/>
        <ds:DigestValue>T3nSCuFfqrxabuDnI892VmBcej/sEeKIGpEMWPjxIYY=</ds:DigestValue>
      </ds:Reference>
      <ds:Reference Id="r-id-0f89a8403fe345330a07f9abdbc18ab6-10" URI="settings.xml">
        <ds:DigestMethod Algorithm="http://www.w3.org/2001/04/xmlenc#sha256"/>
        <ds:DigestValue>16+3OQGkwFWiWWbv32XTQx8fe+oFu7InrgeKohZvua8=</ds:DigestValue>
      </ds:Reference>
      <ds:Reference Id="r-id-0f89a8403fe345330a07f9abdbc18ab6-11" URI="content.xml">
        <ds:DigestMethod Algorithm="http://www.w3.org/2001/04/xmlenc#sha256"/>
        <ds:DigestValue>NANh7vWBS6XI/q60u//6nEj4Swmrix2XkLO3hxYQ1b8=</ds:DigestValue>
      </ds:Reference>
      <ds:Reference Id="r-id-0f89a8403fe345330a07f9abdbc18ab6-12" URI="Pictures/100000000000038400000258E331076C3FB00812.jpg">
        <ds:DigestMethod Algorithm="http://www.w3.org/2001/04/xmlenc#sha256"/>
        <ds:DigestValue>pozaeiUvOeZGz9deTago8tQ4KMTs3owwaaJKGLyA5mo=</ds:DigestValue>
      </ds:Reference>
      <ds:Reference Id="r-id-0f89a8403fe345330a07f9abdbc18ab6-13" URI="Thumbnails/thumbnail.png">
        <ds:DigestMethod Algorithm="http://www.w3.org/2001/04/xmlenc#sha256"/>
        <ds:DigestValue>qxD8JHcvozJ6GykXLfbCneFFmSLhcFRPRunq8UTTE58=</ds:DigestValue>
      </ds:Reference>
      <ds:Reference Id="r-id-0f89a8403fe345330a07f9abdbc18ab6-14" URI="META-INF/manifest.xml">
        <ds:DigestMethod Algorithm="http://www.w3.org/2001/04/xmlenc#sha256"/>
        <ds:DigestValue>KN+10L1Y8ZSWAaM4GkhS2l0EPu784LuHVtfa2orLbsw=</ds:DigestValue>
      </ds:Reference>
      <ds:Reference Type="http://uri.etsi.org/01903#SignedProperties" URI="#xades-id-0f89a8403fe345330a07f9abdbc18ab6">
        <ds:Transforms>
          <ds:Transform Algorithm="http://www.w3.org/TR/2001/REC-xml-c14n-20010315"/>
        </ds:Transforms>
        <ds:DigestMethod Algorithm="http://www.w3.org/2001/04/xmlenc#sha256"/>
        <ds:DigestValue>CRNTvKNIsCjT4wLOBfvYX5Dd+tAf8FWHf3Z1f4NiOcc=</ds:DigestValue>
      </ds:Reference>
    </ds:SignedInfo>
    <ds:SignatureValue Id="value-id-0f89a8403fe345330a07f9abdbc18ab6">JegF3MptAY/OLe/hC6Hbv5qCeSR4oxLewIpk4+WdpPSoV5IruTsiwslXYb9EAaJQUZy+IyzJweeGad/U5+qWr40sUZQ57WjUvBGhqAFP2iu15DVIxBk1PFaUHBoU0CwGNg1aGmN9KcGCoX2pVbYsworTnU217qruS4RkDOe/ebuOY5pADpw+baUHckZ533AdOrFKI7mU8fQpdDSiPDn62i/Box94mcaW6vPHEuX4C7Ps5wdNk4v12yUcjMfjz/Rqfq2qXMygyWnGr9ZbXP2JVyWhS67Enq3ee/NeN+7rEIONYxRoYs2oqDBbQYjmmLFOQuM7qvgkC5qwG6O6crDyzw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0f89a8403fe345330a07f9abdbc18ab6">
        <xades:SignedProperties Id="xades-id-0f89a8403fe345330a07f9abdbc18ab6">
          <xades:SignedSignatureProperties>
            <xades:SigningTime>2019-08-26T13:02:55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0f89a8403fe345330a07f9abdbc18ab6-1">
              <xades:MimeType>application/octet-stream</xades:MimeType>
            </xades:DataObjectFormat>
            <xades:DataObjectFormat ObjectReference="#r-id-0f89a8403fe345330a07f9abdbc18ab6-2">
              <xades:MimeType>application/octet-stream</xades:MimeType>
            </xades:DataObjectFormat>
            <xades:DataObjectFormat ObjectReference="#r-id-0f89a8403fe345330a07f9abdbc18ab6-3">
              <xades:MimeType>text/xml</xades:MimeType>
            </xades:DataObjectFormat>
            <xades:DataObjectFormat ObjectReference="#r-id-0f89a8403fe345330a07f9abdbc18ab6-4">
              <xades:MimeType>text/xml</xades:MimeType>
            </xades:DataObjectFormat>
            <xades:DataObjectFormat ObjectReference="#r-id-0f89a8403fe345330a07f9abdbc18ab6-5">
              <xades:MimeType>text/xml</xades:MimeType>
            </xades:DataObjectFormat>
            <xades:DataObjectFormat ObjectReference="#r-id-0f89a8403fe345330a07f9abdbc18ab6-6">
              <xades:MimeType>text/plain</xades:MimeType>
            </xades:DataObjectFormat>
            <xades:DataObjectFormat ObjectReference="#r-id-0f89a8403fe345330a07f9abdbc18ab6-7">
              <xades:MimeType>application/octet-stream</xades:MimeType>
            </xades:DataObjectFormat>
            <xades:DataObjectFormat ObjectReference="#r-id-0f89a8403fe345330a07f9abdbc18ab6-8">
              <xades:MimeType>text/xml</xades:MimeType>
            </xades:DataObjectFormat>
            <xades:DataObjectFormat ObjectReference="#r-id-0f89a8403fe345330a07f9abdbc18ab6-9">
              <xades:MimeType>text/xml</xades:MimeType>
            </xades:DataObjectFormat>
            <xades:DataObjectFormat ObjectReference="#r-id-0f89a8403fe345330a07f9abdbc18ab6-10">
              <xades:MimeType>text/xml</xades:MimeType>
            </xades:DataObjectFormat>
            <xades:DataObjectFormat ObjectReference="#r-id-0f89a8403fe345330a07f9abdbc18ab6-11">
              <xades:MimeType>text/xml</xades:MimeType>
            </xades:DataObjectFormat>
            <xades:DataObjectFormat ObjectReference="#r-id-0f89a8403fe345330a07f9abdbc18ab6-12">
              <xades:MimeType>image/jpeg</xades:MimeType>
            </xades:DataObjectFormat>
            <xades:DataObjectFormat ObjectReference="#r-id-0f89a8403fe345330a07f9abdbc18ab6-13">
              <xades:MimeType>image/png</xades:MimeType>
            </xades:DataObjectFormat>
            <xades:DataObjectFormat ObjectReference="#r-id-0f89a8403fe345330a07f9abdbc18ab6-14">
              <xades:MimeType>text/xml</xades:MimeType>
            </xades:DataObjectFormat>
          </xades:SignedDataObjectProperties>
        </xades:SignedProperties>
      </xades:QualifyingProperties>
    </ds:Object>
  </ds:Signature>
</document-signatur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